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subtitle">
      <style:graphic-properties draw:fill-color="#ffffff" fo:min-height="12.18cm"/>
    </style:style>
    <style:style style:name="pr5" style:family="presentation" style:parent-style-name="Padrão-subtitle">
      <style:graphic-properties draw:fill-color="#ffffff" fo:min-height="14.167cm"/>
    </style:style>
    <style:style style:name="pr6" style:family="presentation" style:parent-style-name="Padrão-subtitle">
      <style:graphic-properties draw:fill-color="#ffffff" fo:min-height="15.625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UnB Office'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font-family="'UnB Office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UnB Office'" style:font-pitch="variable"/>
    </style:style>
    <style:style style:name="P1" style:family="paragraph">
      <style:text-properties fo:font-family="'UnB Office'" style:font-pitch="variable"/>
    </style:style>
    <style:style style:name="P2" style:family="paragraph">
      <style:paragraph-properties fo:text-align="center"/>
      <style:text-properties fo:font-family="'UnB Office'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family="'UnB Office'" style:font-style-name="Regular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align="start" fo:text-indent="-0.635cm"/>
    </style:style>
    <style:style style:name="P8" style:family="paragraph">
      <style:paragraph-properties fo:text-align="start"/>
      <style:text-properties fo:font-family="'UnB Office'" style:font-style-name="Regular" style:font-pitch="variable" fo:font-size="26pt" style:font-size-asian="26pt" style:font-size-complex="26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family="'UnB Office'" style:font-pitch="variable" fo:font-size="26pt" fo:language="pt" fo:country="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style:paragraph-properties fo:margin-left="0cm" fo:margin-right="0cm" fo:text-align="justify" fo:text-indent="0cm"/>
      <style:text-properties fo:font-family="'UnB Office'" style:font-pitch="variable" fo:font-size="26pt" fo:language="pt" fo:country="PT" style:font-size-asian="26pt" style:font-size-complex="26pt"/>
    </style:style>
    <style:style style:name="P14" style:family="paragraph">
      <style:paragraph-properties fo:text-align="start"/>
      <style:text-properties fo:font-family="'UnB Office'" style:font-pitch="variable" fo:font-size="26pt" fo:language="pt" fo:country="PT" style:font-size-asian="26pt" style:font-size-complex="26pt"/>
    </style:style>
    <style:style style:name="P15" style:family="paragraph">
      <style:paragraph-properties fo:margin-left="0cm" fo:margin-right="0cm" fo:text-align="justify" fo:text-indent="0cm"/>
      <style:text-properties fo:font-family="'UnB Office'" style:font-pitch="variable" fo:font-size="20pt" fo:language="pt" fo:country="PT" style:font-size-asian="20pt" style:font-size-complex="20pt"/>
    </style:style>
    <style:style style:name="P16" style:family="paragraph">
      <style:paragraph-properties fo:margin-left="0cm" fo:margin-right="0cm" fo:text-align="justify" fo:text-indent="0cm"/>
      <style:text-properties fo:font-family="'UnB Office'" style:font-pitch="variable" fo:font-size="24pt" fo:language="pt" fo:country="PT" style:font-size-asian="24pt" style:font-size-complex="24pt"/>
    </style:style>
    <style:style style:name="P17" style:family="paragraph">
      <style:paragraph-properties fo:text-align="justify"/>
      <style:text-properties fo:font-family="'UnB Office'" style:font-pitch="variable" fo:font-size="20pt" fo:language="pt" fo:country="PT" style:font-size-asian="20pt" style:font-size-complex="20pt"/>
    </style:style>
    <style:style style:name="P18" style:family="paragraph">
      <style:paragraph-properties fo:margin-left="0cm" fo:margin-right="0cm" fo:text-align="justify" fo:text-indent="0cm"/>
      <style:text-properties fo:font-family="'UnB Office'" style:font-pitch="variable"/>
    </style:style>
    <style:style style:name="P19" style:family="paragraph">
      <style:paragraph-properties fo:margin-left="0cm" fo:margin-right="0cm" fo:text-align="justify" fo:text-indent="0cm"/>
      <style:text-properties fo:font-family="'UnB Office'" style:font-pitch="variable" fo:font-size="26pt" fo:language="pt" fo:country="PT" style:font-size-asian="26pt" style:font-size-complex="26pt"/>
    </style:style>
    <style:style style:name="P20" style:family="paragraph">
      <style:paragraph-properties fo:margin-left="0cm" fo:margin-right="0cm" fo:text-align="justify" fo:text-indent="0cm"/>
      <style:text-properties fo:font-size="18pt" fo:language="pt" fo:country="PT" style:font-size-asian="18pt" style:font-size-complex="18pt"/>
    </style:style>
    <style:style style:name="P21" style:family="paragraph">
      <style:paragraph-properties fo:margin-left="0cm" fo:margin-right="0cm" fo:text-align="justify" fo:text-indent="0cm"/>
      <style:text-properties fo:font-family="'UnB Office'" style:font-pitch="variable" fo:font-size="18pt" fo:language="pt" fo:country="PT" style:font-size-asian="18pt" style:font-size-complex="18pt"/>
    </style:style>
    <style:style style:name="P22" style:family="paragraph">
      <style:paragraph-properties fo:margin-left="0cm" fo:margin-right="0cm" fo:text-align="justify" fo:text-indent="0cm"/>
      <style:text-properties fo:font-size="26pt" fo:language="pt" fo:country="PT" style:font-size-asian="26pt" style:font-size-complex="26pt"/>
    </style:style>
    <style:style style:name="P23" style:family="paragraph">
      <style:text-properties fo:language="pt" fo:country="PT" fo:font-weight="bold" style:font-weight-asian="bold" style:font-weight-complex="bold"/>
    </style:style>
    <style:style style:name="P24" style:family="paragraph">
      <style:paragraph-properties fo:text-align="justify"/>
      <style:text-properties fo:font-size="26pt" fo:language="pt" fo:country="PT" style:font-size-asian="26pt" style:font-size-complex="26pt"/>
    </style:style>
    <style:style style:name="P25" style:family="paragraph"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family="'UnB Office'" style:font-pitch="variable"/>
    </style:style>
    <style:style style:name="T2" style:family="text">
      <style:text-properties fo:font-family="'UnB Office'" style:font-style-name="Regular" style:font-pitch="variable"/>
    </style:style>
    <style:style style:name="T3" style:family="text">
      <style:text-properties style:use-window-font-color="true" style:text-outline="false" style:text-line-through-style="none" fo:font-family="'UnB Office'" style:font-style-name="Regular" style:font-pitch="variable" fo:font-size="26pt" fo:text-shadow="none" style:text-underline-style="none" fo:font-weight="normal" style:letter-kerning="true" style:font-family-asian="'Droid Sans'" style:font-family-generic-asian="system" style:font-pitch-asian="variable" style:font-size-asian="26pt" style:font-weight-asian="normal" style:font-family-complex="FreeSans" style:font-family-generic-complex="system" style:font-pitch-complex="variable" style:font-size-complex="26pt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UnB Office'" style:font-style-name="Regular" style:font-pitch="variable" fo:font-size="26pt" fo:font-style="italic" fo:text-shadow="none" style:text-underline-style="none" fo:font-weight="normal" style:letter-kerning="true" style:font-family-asian="'Droid Sans'" style:font-family-generic-asian="system" style:font-pitch-asian="variable" style:font-size-asian="26pt" style:font-style-asian="italic" style:font-weight-asian="normal" style:font-family-complex="FreeSans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UnB Office'" style:font-style-name="Regular" style:font-pitch="variable" fo:font-size="26pt" fo:font-style="normal" fo:text-shadow="none" style:text-underline-style="none" fo:font-weight="normal" style:letter-kerning="true" style:font-family-asian="'Droid Sans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UnB Office'" style:font-pitch="variable" fo:font-size="26pt" fo:language="pt" fo:country="PT" fo:text-shadow="none" style:text-underline-style="none" fo:font-weight="normal" style:letter-kerning="true" style:font-family-asian="'Droid Sans'" style:font-family-generic-asian="system" style:font-pitch-asian="variable" style:font-size-asian="26pt" style:font-weight-asian="normal" style:font-family-complex="FreeSans" style:font-family-generic-complex="system" style:font-pitch-complex="variable" style:font-size-complex="26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UnB Office'" style:font-pitch="variable" fo:font-size="26pt" fo:language="pt" fo:country="PT" fo:font-style="italic" fo:text-shadow="none" style:text-underline-style="none" fo:font-weight="normal" style:letter-kerning="true" style:font-family-asian="'Droid Sans'" style:font-family-generic-asian="system" style:font-pitch-asian="variable" style:font-size-asian="26pt" style:font-style-asian="italic" style:font-weight-asian="normal" style:font-family-complex="FreeSans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UnB Office'" style:font-pitch="variable" fo:font-size="26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UnB Office'" style:font-pitch="variable" fo:font-size="20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'UnB Office'" style:font-pitch="variable" fo:font-size="20pt" fo:language="pt" fo:country="PT" style:font-size-asian="20pt" style:font-size-complex="20pt"/>
    </style:style>
    <style:style style:name="T11" style:family="text">
      <style:text-properties style:use-window-font-color="true" style:text-outline="false" style:text-line-through-style="none" fo:font-family="'UnB Office'" style:font-pitch="variable" fo:font-size="24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0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6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26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'UnB Office'" style:font-style-name="Regular" style:font-pitch="variable" fo:font-size="44pt" fo:language="pt" fo:country="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bold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UnB Office'" style:font-style-name="Regular" style:font-pitch="variable" fo:font-size="44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UnB Office'" style:font-pitch="variable" fo:font-size="26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UnB Office'" style:font-pitch="variable" fo:font-size="18pt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UnB Office'" style:font-pitch="variable" fo:font-size="18pt" fo:language="pt" fo:country="PT" fo:font-style="italic" fo:text-shadow="none" style:text-underline-style="none" fo:font-weight="normal" style:letter-kerning="true" style:font-family-asian="'Droid Sans'" style:font-family-generic-asian="system" style:font-pitch-asian="variable" style:font-size-asian="18pt" style:font-style-asian="italic" style:font-weight-asian="normal" style:font-family-complex="FreeSans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UnB Office'" style:font-pitch="variable" fo:language="pt" fo:country="PT" fo:font-style="normal" fo:text-shadow="none" style:text-underline-style="none" fo:font-weight="normal" style:letter-kerning="true" style:font-family-asian="'Droid Sans'" style:font-family-generic-asian="system" style:font-pitch-asian="variable" style:font-style-asian="normal" style:font-weight-asian="normal" style:font-family-complex="FreeSans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RM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 presentation:user-transformed="true">
          <draw:text-box>
            <text:p><text:span text:style-name="T1">ARM</text:span></text:p>
          </draw:text-box>
        </draw:frame>
        <draw:frame draw:style-name="standard" draw:layer="layout" svg:width="14.72cm" svg:height="3.887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1">
                <text:p><text:span text:style-name="T1">Arquitetura de Processadores Digitais</text:span></text:p>
              </table:table-cell>
            </table:table-row>
            <table:table-row table:style-name="ro1">
              <table:table-cell table:style-name="ce1">
                <text:p><text:span text:style-name="T1">Profº Wilson Henrique Veneziano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3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2">
                <text:p text:style-name="P3"><text:span text:style-name="T1">Alunos:</text:span></text:p>
              </table:table-cell>
              <table:table-cell table:style-name="ce3">
                <text:p text:style-name="P4"><text:span text:style-name="T1">Alex Lobo</text:span></text:p>
              </table:table-cell>
            </table:table-row>
            <table:table-row table:style-name="ro1">
              <table:table-cell table:style-name="ce2"/>
              <table:table-cell table:style-name="ce4">
                <text:p><text:span text:style-name="T1">Danilo Alv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8" draw:layer="layout" svg:width="24.639cm" svg:height="12.301cm" svg:x="1.4cm" svg:y="4.853cm" presentation:class="subtitle" presentation:user-transformed="true">
          <draw:text-box>
            <text:p text:style-name="P4"><text:span text:style-name="T3">A arquitetura ARM é uma arquitetura </text:span><text:span text:style-name="T4">Reduced Instruction Set Computer</text:span><text:span text:style-name="T5"> (RISC) com as seguintes características:</text:span></text:p>
            <text:p text:style-name="P4"><text:span text:style-name="T5"/></text:p>
            <text:list text:style-name="L3">
              <text:list-item>
                <text:p text:style-name="P7"><text:span text:style-name="T5"><text:tab/></text:span><text:span text:style-name="T5">Uma extensa lista de registradores uniformes</text:span></text:p>
              </text:list-item>
              <text:list-item>
                <text:p text:style-name="P7"><text:span text:style-name="T5"><text:tab/></text:span><text:span text:style-name="T3">Uma arquitetura </text:span><text:span text:style-name="T4">load</text:span><text:span text:style-name="T3">/</text:span><text:span text:style-name="T4">store</text:span><text:span text:style-name="T5">, onde operações de </text:span><text:span text:style-name="T5"><text:tab/></text:span><text:span text:style-name="T5"><text:tab/></text:span><text:span text:style-name="T5"><text:tab/></text:span><text:span text:style-name="T5">processamento de dados operam apenas em </text:span><text:span text:style-name="T5"><text:tab/></text:span><text:span text:style-name="T5"><text:tab/></text:span><text:span text:style-name="T5"><text:tab/></text:span><text:span text:style-name="T5"><text:tab/></text:span><text:span text:style-name="T5">conteúdo de registradores, não diretamente sobre </text:span><text:span text:style-name="T5"><text:tab/></text:span><text:span text:style-name="T5">o </text:span><text:span text:style-name="T5"><text:tab/></text:span><text:span text:style-name="T5">conteúdo da memória;</text:span></text:p>
              </text:list-item>
              <text:list-item>
                <text:p text:style-name="P7"><text:span text:style-name="T5"><text:tab/></text:span><text:span text:style-name="T5">Modos de endereçamento simples, com todos os </text:span><text:span text:style-name="T5"><text:tab/></text:span><text:span text:style-name="T5"><text:tab/></text:span><text:span text:style-name="T5">endereços de </text:span><text:span text:style-name="T4">load</text:span><text:span text:style-name="T5">/</text:span><text:span text:style-name="T4">store</text:span><text:span text:style-name="T5"> determinados apenas pelo </text:span><text:span text:style-name="T5"><text:tab/></text:span><text:span text:style-name="T5"><text:tab/></text:span><text:span text:style-name="T5">conteúdo de registradores e campos d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struçõ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0" draw:layer="layout" svg:width="24.639cm" svg:height="12.18cm" svg:x="1.4cm" svg:y="4.914cm" presentation:class="subtitle" presentation:user-transformed="true">
          <draw:text-box>
            <text:p text:style-name="P9"><text:span text:style-name="T6">A arquitetura define a interação do </text:span><text:span text:style-name="T7">Processing Element </text:span><text:span text:style-name="T6">(PE) com a memória, incluindo caches, e contém um sistema de tradução de memória. Ele também descreve como múltiplos </text:span><text:span text:style-name="T7">Processing Elements</text:span><text:span text:style-name="T8"> interagem uns com os outros e com outros observadores em um sistem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0" draw:layer="layout" svg:width="24.639cm" svg:height="12.18cm" svg:x="1.4cm" svg:y="4.914cm" presentation:class="subtitle" presentation:user-transformed="true">
          <draw:text-box>
            <text:p text:style-name="P9"><text:span text:style-name="T8">A arquitetura ARM suporta implementações através de uma ampla variedade de pontos de desempenho. Tamanho de implementação, desempenho e baixo consumo de energia são os principais atributos da arquitetura ARM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3" draw:layer="layout" svg:width="24.639cm" svg:height="12.18cm" svg:x="1.4cm" svg:y="4.914cm" presentation:class="subtitle" presentation:user-transformed="true">
          <draw:text-box>
            <text:p text:style-name="P12"><text:span text:style-name="T8">Uma característica importante da arquitectura ARMv8 é a compatibilidade com versões anteriores, combinado com a liberdade para a implementações otimizadas em uma ampla variedade de padrões e casos de uso mais especializados. A arquitetura ARMv8 suporta:</text:span></text:p>
            <text:p text:style-name="P12"><text:span text:style-name="T8"/></text:p>
            <text:list text:style-name="L3">
              <text:list-item>
                <text:p text:style-name="P12"><text:span text:style-name="T8"><text:tab/></text:span><text:span text:style-name="T8">Um estado de execução de 64-bit, AArch64;</text:span></text:p>
              </text:list-item>
              <text:list-item>
                <text:p text:style-name="P12"><text:span text:style-name="T8"><text:tab/></text:span><text:span text:style-name="T8">Um estado de execução de 32-bit, AArch32, que é </text:span><text:span text:style-name="T8"><text:tab/></text:span><text:span text:style-name="T8"><text:tab/></text:span><text:span text:style-name="T8"><text:tab/></text:span><text:span text:style-name="T8">compatível com versões anteriores da arquitetura </text:span><text:span text:style-name="T8"><text:tab/></text:span><text:span text:style-name="T8"><text:tab/></text:span><text:span text:style-name="T8"><text:tab/></text:span><text:span text:style-name="T8">ARM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4" draw:layer="layout" svg:width="24.639cm" svg:height="12.18cm" svg:x="1.4cm" svg:y="4.914cm" presentation:class="subtitle" presentation:user-transformed="true">
          <draw:text-box>
            <text:p text:style-name="P4"><text:span text:style-name="T6">Nota:</text:span></text:p>
            <text:p text:style-name="P4"><text:span text:style-name="T6">O estado de Execução é compatível com o perfil da arquitetura do ARMv7-A, e realça esse perfil ao suportar algumas características incluídas no estado de Execução do AArch6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5" draw:layer="layout" svg:width="24.639cm" svg:height="13.38cm" svg:x="1.4cm" svg:y="4.314cm" presentation:class="subtitle" presentation:user-transformed="true">
          <draw:text-box>
            <text:p text:style-name="P12"><text:span text:style-name="T9">Ambos estados de Execução suportam SIMD e instruções de ponto flutuante:</text:span></text:p>
            <text:p text:style-name="P12"><text:span text:style-name="T9"/></text:p>
            <text:p text:style-name="P12"><text:span text:style-name="T9"><text:tab/></text:span><text:span text:style-name="T9">Estado AArch32 fornece:</text:span></text:p>
            <text:p text:style-name="P12"><text:span text:style-name="T9"/></text:p>
            <text:list text:style-name="L3">
              <text:list-item>
                <text:p text:style-name="P12"><text:span text:style-name="T9"><text:tab/></text:span><text:span text:style-name="T9"><text:tab/></text:span><text:span text:style-name="T9">instruções SIMD no conjunto de instruções de base, que operam em </text:span><text:span text:style-name="T9"><text:tab/></text:span><text:span text:style-name="T9"><text:tab/></text:span><text:span text:style-name="T9">registradores de 32 bits de propósito geral</text:span></text:p>
              </text:list-item>
              <text:list-item>
                <text:p text:style-name="P12"><text:span text:style-name="T9"><text:tab/></text:span><text:span text:style-name="T9"><text:tab/></text:span><text:span text:style-name="T9">instruções SIMD avançadas que operam em registradores no SIMD e </text:span><text:span text:style-name="T9"><text:tab/></text:span><text:span text:style-name="T9"><text:tab/></text:span><text:span text:style-name="T9">registradores de ponto flutuante.</text:span></text:p>
              </text:list-item>
              <text:list-item>
                <text:p text:style-name="P12"><text:span text:style-name="T9"><text:tab/></text:span><text:span text:style-name="T9"><text:tab/></text:span><text:span text:style-name="T9">instruções de ponto flutuante que operam em registradores no SIMD.</text:span></text:p>
              </text:list-item>
            </text:list>
            <text:p text:style-name="P12"><text:span text:style-name="T9"/></text:p>
            <text:p text:style-name="P12"><text:span text:style-name="T9"><text:tab/></text:span><text:span text:style-name="T9">Estado AArch64 fornece:</text:span></text:p>
            <text:p text:style-name="P12"><text:span text:style-name="T9"/></text:p>
            <text:list text:continue-numbering="true" text:style-name="L3">
              <text:list-item>
                <text:p text:style-name="P12"><text:span text:style-name="T9"><text:tab/></text:span><text:span text:style-name="T9"><text:tab/></text:span><text:span text:style-name="T9">instruções SIMD avançadas que operam em registradores no SIMD e </text:span><text:span text:style-name="T9"><text:tab/></text:span><text:span text:style-name="T9"><text:tab/></text:span><text:span text:style-name="T9">registradores de ponto flutuante.</text:span></text:p>
              </text:list-item>
              <text:list-item>
                <text:p text:style-name="P12"><text:span text:style-name="T9"><text:tab/></text:span><text:span text:style-name="T9"><text:tab/></text:span><text:span text:style-name="T9">instruções de ponto flutuante que operam em registradores no </text:span><text:span text:style-name="T9"><text:tab/></text:span><text:span text:style-name="T9"><text:tab/></text:span><text:span text:style-name="T9"><text:tab/></text:span><text:span text:style-name="T9"><text:tab/></text:span><text:span text:style-name="T9">SIMD.</text:span></text:p>
              </text:list-item>
            </text:list>
            <text:p text:style-name="P12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Sobre a Arquitetura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6" draw:layer="layout" svg:width="24.639cm" svg:height="12.18cm" svg:x="1.4cm" svg:y="4.913cm" presentation:class="subtitle" presentation:user-transformed="true">
          <draw:text-box>
            <text:p text:style-name="P12"><text:span text:style-name="T11">A sigla SIMD (Single Instruction, Multiple Data), descreve um método de operação de computadores com várias unidades operacionais em computação paralela. Neste modo, a mesma instrução é aplicada simultaneamente a diversos dados para produzir mais resultados. O modelo SIMD é adequado para o tratamento de conjuntos regulares de dados, como as matrizes e vetores. Esse tipo de máquina opera aplicando uma única instrução a um conjunto de elementos de um vetor. Sendo uma máquina que aplique a n elementos uma determinada instrução e o vetor t contenha os elementos a serem processados, t terá todos seus elementos calculados n vezes mais rápido que uma máquina SISD na mesma taref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4" draw:text-style-name="P13" draw:layer="layout" svg:width="24.639cm" svg:height="12.18cm" svg:x="1.4cm" svg:y="4.913cm" presentation:class="subtitle" presentation:user-transformed="true">
          <draw:text-box>
            <text:p text:style-name="P9"><text:span text:style-name="T8">A arquitetura ARM evoluiu significativamente desde a sua introdução, e a ARM continua a desenvolvê-la. Oito versões principais da arquitetura foram definidas, indicadas pelos números de versão 1 a 8. Destes, as três primeiras versões são agora obsoleta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7" draw:layer="layout" svg:width="24.639cm" svg:height="14.167cm" svg:x="1.4cm" svg:y="3.922cm" presentation:class="subtitle" presentation:user-transformed="true">
          <draw:text-box>
            <text:p text:style-name="P9"><text:span text:style-name="T9">Os nomes genéricos AArch64 e AArch32 descrevem os estados de Execução de 64 e 32 bits:</text:span></text:p>
            <text:p text:style-name="P9"><text:span text:style-name="T9"/></text:p>
            <text:p text:style-name="P9"><text:span text:style-name="T9">AArch64</text:span></text:p>
            <text:p text:style-name="P9"><text:span text:style-name="T9"/></text:p>
            <text:p text:style-name="P9"><text:span text:style-name="T9">É o estado de Execução de 64 bits, endereços significativos são mantidos em registradores de 64 bits, e instruções no conjunto de instruções de base que podem usar registradores de 64 bits para seu processamento. Classe AArch64 suportam o conjunto de instruções A64.</text:span></text:p>
            <text:p text:style-name="P9"><text:span text:style-name="T9"/></text:p>
            <text:p text:style-name="P9"><text:span text:style-name="T9">AArch32</text:span></text:p>
            <text:p text:style-name="P9"><text:span text:style-name="T9"/></text:p>
            <text:p text:style-name="P9"><text:span text:style-name="T12">É ao estado de Execução de 32 bits, endereços significativos são mantidos em registradores de 32 bits, e instruções no conjunto de instruções de base que podem usar registradores de 64 bits para seu processamento. Classe AArch32 suportam o conjunto de instruções T32 e A32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0" draw:layer="layout" svg:width="24.639cm" svg:height="14.167cm" svg:x="1.4cm" svg:y="3.922cm" presentation:class="subtitle" presentation:user-transformed="true">
          <draw:text-box>
            <text:p text:style-name="P9"><text:span text:style-name="T13">Nota:</text:span></text:p>
            <text:p text:style-name="P9"><text:span text:style-name="T13">O conjunto de instruções de base compreende outras instruções diferentes das suportadas pelas instruções SIMD </text:span><text:span text:style-name="T14">avançadas </text:span><text:span text:style-name="T13">e de ponto flutuant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3" draw:layer="layout" svg:width="24.639cm" svg:height="14.167cm" svg:x="1.4cm" svg:y="3.922cm" presentation:class="subtitle" presentation:user-transformed="true">
          <draw:text-box>
            <text:p text:style-name="P12"><text:span text:style-name="T13">ARM define três perfis de arquitetura:</text:span></text:p>
            <text:p text:style-name="P12"><text:span text:style-name="T13"/></text:p>
            <text:p text:style-name="P12"><text:span text:style-name="T13">A - Perfil de aplicação</text:span></text:p>
            <text:p text:style-name="P12"><text:span text:style-name="T13"/></text:p>
            <text:list text:style-name="L3">
              <text:list-item>
                <text:p text:style-name="P12"><text:span text:style-name="T13"><text:tab/></text:span><text:span text:style-name="T13">Suporta uma Virtual Memory System Architecture </text:span><text:span text:style-name="T13"><text:tab/></text:span><text:span text:style-name="T13"><text:tab/></text:span><text:span text:style-name="T13"><text:tab/></text:span><text:span text:style-name="T13">(VMSA) baseada em uma Memory Management Unit </text:span><text:span text:style-name="T13"><text:tab/></text:span><text:span text:style-name="T13"><text:tab/></text:span><text:span text:style-name="T13">(MMU).</text:span></text:p>
              </text:list-item>
              <text:list-item>
                <text:p text:style-name="P12"><text:span text:style-name="T13"><text:tab/></text:span><text:span text:style-name="T13">Suporta o conjunto de instruções A64, A32 e T32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3" draw:layer="layout" svg:width="24.639cm" svg:height="14.167cm" svg:x="1.4cm" svg:y="3.922cm" presentation:class="subtitle" presentation:user-transformed="true">
          <draw:text-box>
            <text:p text:style-name="P12"><text:span text:style-name="T13">R - Perfil de tempo real</text:span></text:p>
            <text:p text:style-name="P12"><text:span text:style-name="T13"/></text:p>
            <text:list text:style-name="L3">
              <text:list-item>
                <text:p text:style-name="P12"><text:span text:style-name="T13"><text:tab/></text:span><text:span text:style-name="T13">Suporta uma Protected Memory System Architecture </text:span><text:span text:style-name="T13"><text:tab/></text:span><text:span text:style-name="T13"><text:tab/></text:span><text:span text:style-name="T13">(PMSA) baseada em uma Memory Protection Unit </text:span><text:span text:style-name="T13"><text:tab/></text:span><text:span text:style-name="T13"><text:tab/></text:span><text:span text:style-name="T13"><text:tab/></text:span><text:span text:style-name="T13">(MPU). </text:span></text:p>
              </text:list-item>
              <text:list-item>
                <text:p text:style-name="P12"><text:span text:style-name="T13"><text:tab/></text:span><text:span text:style-name="T13">Suporta o conjunto de instruções A32 e T32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erfis de Arquitetur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3" draw:layer="layout" svg:width="24.639cm" svg:height="14.167cm" svg:x="1.4cm" svg:y="3.922cm" presentation:class="subtitle" presentation:user-transformed="true">
          <draw:text-box>
            <text:p text:style-name="P12"><text:span text:style-name="T13">M – Perfil de microcontrolador</text:span></text:p>
            <text:p text:style-name="P12"><text:span text:style-name="T13"/></text:p>
            <text:list text:style-name="L3">
              <text:list-item>
                <text:p text:style-name="P12"><text:span text:style-name="T13"><text:tab/></text:span><text:span text:style-name="T13">Implementa um modelo de programação projetado para </text:span><text:span text:style-name="T13"><text:tab/></text:span><text:span text:style-name="T13">processamento de interrupção de baixa latencia com </text:span><text:span text:style-name="T13"><text:tab/></text:span><text:span text:style-name="T13"><text:tab/></text:span><text:span text:style-name="T13">empilhamento de hardware de registradores e suporte </text:span><text:span text:style-name="T13"><text:tab/></text:span><text:span text:style-name="T13"><text:tab/></text:span><text:span text:style-name="T13">para escrita de lançamento de interrupção em </text:span><text:span text:style-name="T13"><text:tab/></text:span><text:span text:style-name="T13"><text:tab/></text:span><text:span text:style-name="T13"><text:tab/></text:span><text:span text:style-name="T13"><text:tab/></text:span><text:span text:style-name="T13">linguagens de alto nível.</text:span></text:p>
              </text:list-item>
              <text:list-item>
                <text:p text:style-name="P12"><text:span text:style-name="T13"><text:tab/></text:span><text:span text:style-name="T13">Implementa uma variação do perfil R PMSA.</text:span></text:p>
              </text:list-item>
              <text:list-item>
                <text:p text:style-name="P12"><text:span text:style-name="T13"><text:tab/></text:span><text:span text:style-name="T13">Suporte a variações do conjunto de instruções T32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5">Conceitos Arquiteturais ARMv8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3" draw:layer="layout" svg:width="24.639cm" svg:height="14.167cm" svg:x="1.4cm" svg:y="3.922cm" presentation:class="subtitle" presentation:user-transformed="true">
          <draw:text-box>
            <text:p><text:span text:style-name="T13">ARMv8 introduz grandes alterações para a arquitetura ARM, enquanto mantém um alto nível de consistência com versões anteriores da arquitetur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6">Estados de execução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9" draw:layer="layout" svg:width="24.639cm" svg:height="14.167cm" svg:x="1.4cm" svg:y="3.922cm" presentation:class="subtitle" presentation:user-transformed="true">
          <draw:text-box>
            <text:p text:style-name="P18"><text:span text:style-name="T17">O estado de execução define o ambiente de execução PE, incluindo:</text:span></text:p>
            <text:p text:style-name="P18"><text:span text:style-name="T17"/></text:p>
            <text:list text:style-name="L4">
              <text:list-item>
                <text:p text:style-name="P18"><text:span text:style-name="T17"><text:tab/></text:span><text:span text:style-name="T17">As larguras dos registradores suportados;</text:span></text:p>
              </text:list-item>
              <text:list-item>
                <text:p text:style-name="P18"><text:span text:style-name="T17"><text:tab/></text:span><text:span text:style-name="T17">O conjunto de intruções suportadas;</text:span></text:p>
              </text:list-item>
              <text:list-item>
                <text:p text:style-name="P18"><text:span text:style-name="T17"><text:tab/></text:span><text:span text:style-name="T17">Aspectos significativos do:</text:span></text:p>
              </text:list-item>
            </text:list>
            <text:p text:style-name="P18"><text:span text:style-name="T17"><text:tab/></text:span><text:span text:style-name="T17"><text:tab/></text:span></text:p>
            <text:p text:style-name="P18"><text:span text:style-name="T17"><text:tab/></text:span><text:span text:style-name="T17"><text:tab/></text:span><text:span text:style-name="T17">Modelo de exceção;</text:span></text:p>
            <text:p text:style-name="P18"><text:span text:style-name="T17"><text:tab/></text:span><text:span text:style-name="T17"><text:tab/></text:span><text:span text:style-name="T17">Arquitetura do sistema de memória virtual;</text:span></text:p>
            <text:p text:style-name="P18"><text:span text:style-name="T17"><text:tab/></text:span><text:span text:style-name="T17"><text:tab/></text:span><text:span text:style-name="T17">Modelo de programadore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6">Estados de execução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21" draw:layer="layout" svg:width="24.639cm" svg:height="14.167cm" svg:x="1.4cm" svg:y="3.922cm" presentation:class="subtitle" presentation:user-transformed="true">
          <draw:text-box>
            <text:p text:style-name="P20"><text:span text:style-name="T18">AArch64</text:span></text:p>
            <text:p text:style-name="P20"><text:span text:style-name="T18"/></text:p>
            <text:p text:style-name="P20"><text:span text:style-name="T18">Estado de execução de 64 bits</text:span></text:p>
            <text:p text:style-name="P20"><text:span text:style-name="T18"/></text:p>
            <text:list text:style-name="L4">
              <text:list-item>
                <text:p text:style-name="P20"><text:span text:style-name="T18"><text:tab/></text:span><text:span text:style-name="T18">Fornece registradores de 64 bits de uso geral, dos quais X30 é usado como </text:span><text:span text:style-name="T18"><text:tab/></text:span><text:span text:style-name="T18"><text:tab/></text:span><text:span text:style-name="T18">registrador de link de procedimento;</text:span></text:p>
              </text:list-item>
              <text:list-item>
                <text:p text:style-name="P20"><text:span text:style-name="T18"><text:tab/></text:span><text:span text:style-name="T18">Fornece um </text:span><text:span text:style-name="T19">program counter</text:span><text:span text:style-name="T18"> (PC), </text:span><text:span text:style-name="T19">stack pointers</text:span><text:span text:style-name="T18"> (SPs), and </text:span><text:span text:style-name="T19">exception link </text:span><text:span text:style-name="T19"><text:tab/></text:span><text:span text:style-name="T19"><text:tab/></text:span><text:span text:style-name="T19">registers </text:span><text:span text:style-name="T18">(ELRs);</text:span></text:p>
              </text:list-item>
              <text:list-item>
                <text:p text:style-name="P20"><text:span text:style-name="T18"><text:tab/></text:span><text:span text:style-name="T18">Fornece 32 registradores de 128 bits para vetores SIMD e suporte a ponto </text:span><text:span text:style-name="T18"><text:tab/></text:span><text:span text:style-name="T18"><text:tab/></text:span><text:span text:style-name="T18"><text:tab/></text:span><text:span text:style-name="T18">flutuante escalar;</text:span></text:p>
              </text:list-item>
              <text:list-item>
                <text:p text:style-name="P20"><text:span text:style-name="T18"><text:tab/></text:span><text:span text:style-name="T18">Fornece um conjunto de intruções simples A64;</text:span></text:p>
              </text:list-item>
              <text:list-item>
                <text:p text:style-name="P20"><text:span text:style-name="T18"><text:tab/></text:span><text:span text:style-name="T18">Define o modelo de Exceção do ARMv8, com até 4 níveis de exceção, EL0 - EL3, </text:span><text:span text:style-name="T18"><text:tab/></text:span><text:span text:style-name="T18">que </text:span><text:span text:style-name="T18"><text:tab/></text:span><text:span text:style-name="T18">fornecem uma hierárquia de privilégios de execução;</text:span></text:p>
              </text:list-item>
              <text:list-item>
                <text:p text:style-name="P20"><text:span text:style-name="T18"><text:tab/></text:span><text:span text:style-name="T18">Fornece suporte para endereçamento virtual de 64 bits;</text:span></text:p>
              </text:list-item>
              <text:list-item>
                <text:p text:style-name="P20"><text:span text:style-name="T18"><text:tab/></text:span><text:span text:style-name="T18">Define um número de elementos de estados de Processos (PSTATE) que mantêm </text:span><text:span text:style-name="T18"><text:tab/></text:span><text:span text:style-name="T18">o estado de PE. O conjunto de instruções A64 inclui instruções que operam </text:span><text:span text:style-name="T18"><text:tab/></text:span><text:span text:style-name="T18"><text:tab/></text:span><text:span text:style-name="T18">diretamente sobre vários elementos PSTATE. </text:span></text:p>
              </text:list-item>
              <text:list-item>
                <text:p text:style-name="P20"><text:span text:style-name="T18"><text:tab/></text:span><text:span text:style-name="T18">Cada nome de registrador do sistema usando um sufixo que indica o menor nível </text:span><text:span text:style-name="T18"><text:tab/></text:span><text:span text:style-name="T18">de Exceção que o registrador pode ser acessado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6">Estados de execução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21" draw:layer="layout" svg:width="24.639cm" svg:height="14.167cm" svg:x="1.4cm" svg:y="3.922cm" presentation:class="subtitle" presentation:user-transformed="true">
          <draw:text-box>
            <text:p text:style-name="P20"><text:span text:style-name="T18">AArch32</text:span></text:p>
            <text:p text:style-name="P20"><text:span text:style-name="T18"><text:s/></text:span></text:p>
            <text:p text:style-name="P20"><text:span text:style-name="T18">Estado de execução de 32 bits.</text:span></text:p>
            <text:p text:style-name="P20"><text:span text:style-name="T18"/></text:p>
            <text:list text:style-name="L4">
              <text:list-item>
                <text:p text:style-name="P20"><text:span text:style-name="T18"><text:tab/></text:span><text:span text:style-name="T18">Fornece 13 registradores de uso geral, e um registrador PC, SP e link register (LR) </text:span><text:span text:style-name="T18"><text:tab/></text:span><text:span text:style-name="T18">de 32 bits. Alguns desses registradores têm multiplos instâncias acumuladas para </text:span><text:span text:style-name="T18"><text:tab/></text:span><text:span text:style-name="T18">uso em diferentes modos PE;</text:span></text:p>
              </text:list-item>
              <text:list-item>
                <text:p text:style-name="P20"><text:span text:style-name="T18"><text:tab/></text:span><text:span text:style-name="T18">Fornece um único ELR, para retorno de exceções do modo Hyp;</text:span></text:p>
              </text:list-item>
              <text:list-item>
                <text:p text:style-name="P20"><text:span text:style-name="T18"><text:tab/></text:span><text:span text:style-name="T18">Fornece 32 registradores de 64 bits para vetor SIMD avançado e suporte a ponto-</text:span><text:span text:style-name="T18"><text:tab/></text:span><text:span text:style-name="T18">flutuante escalar;</text:span></text:p>
              </text:list-item>
              <text:list-item>
                <text:p text:style-name="P20"><text:span text:style-name="T18"><text:tab/></text:span><text:span text:style-name="T18">Fornece dois conjuntos de instruções, A32 e T32;</text:span></text:p>
              </text:list-item>
              <text:list-item>
                <text:p text:style-name="P20"><text:span text:style-name="T18"><text:tab/></text:span><text:span text:style-name="T18">Suporta o modelo de exceção ARMv7-A, baseado em modos PE, e mapas deste </text:span><text:span text:style-name="T18"><text:tab/></text:span><text:span text:style-name="T18">para o modelo de Exceções ARMv8, que é baseado em níveis de exceção;</text:span></text:p>
              </text:list-item>
              <text:list-item>
                <text:p text:style-name="P20"><text:span text:style-name="T18"><text:tab/></text:span><text:span text:style-name="T18">Fornece suporte a endereçamento virtual de 32 bits;</text:span></text:p>
              </text:list-item>
              <text:list-item>
                <text:p text:style-name="P20"><text:span text:style-name="T18"><text:tab/></text:span><text:span text:style-name="T18">Define um número de elementos de estados de Processos (PSTATE) que mantêm </text:span><text:span text:style-name="T18"><text:tab/></text:span><text:span text:style-name="T18">o estado de PE. O conjunto de instruções A32 e T32 inclui instruções que operam </text:span><text:span text:style-name="T18"><text:tab/></text:span><text:span text:style-name="T18">diretamente sobre vários elementos PSTATE usando Application Program Status </text:span><text:span text:style-name="T18"><text:tab/></text:span><text:span text:style-name="T18">Register (APSR) ou o Current Program Status Register (CPSR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6">Estados de execução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5" draw:text-style-name="P19" draw:layer="layout" svg:width="24.639cm" svg:height="14.167cm" svg:x="1.4cm" svg:y="3.922cm" presentation:class="subtitle" presentation:user-transformed="true">
          <draw:text-box>
            <text:p text:style-name="P22"><text:span text:style-name="T20">A transição entre os estados de Execução AArch64 e AArch32 é conhecido como interprocessing . O PE pode mover-se entre estados de Execução apenas em uma mudança de nível de Exceção, e está sujeito às regras estabelecidas em Interprocessing. Isto significa que diferentes camadas de software, como uma aplicação, um kernel de sistema operacional, e um hypervisor, executando em diferentes níveis de Exceção, podem ser executadas em diferentes estados de Execuçã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23"><text:span text:style-name="T16">Conjunto de Instruções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6" draw:text-style-name="P19" draw:layer="layout" svg:width="24.639cm" svg:height="15.625cm" svg:x="1.4cm" svg:y="3.193cm" presentation:class="subtitle" presentation:user-transformed="true">
          <draw:text-box>
            <text:p text:style-name="P24"><text:span text:style-name="T20">No ARMv8 os possíveis conjuntos de instruções dependem do estado de Execução:</text:span></text:p>
            <text:p text:style-name="P25"><text:span text:style-name="T20"/></text:p>
            <text:p text:style-name="P24"><text:span text:style-name="T20"><text:tab/></text:span><text:span text:style-name="T20">AArch64 </text:span></text:p>
            <text:p text:style-name="P24"><text:span text:style-name="T20"><text:tab/></text:span></text:p>
            <text:p text:style-name="P24"><text:span text:style-name="T20"><text:tab/></text:span><text:span text:style-name="T20">Estado AArch64 suporta apenas um único conjunto de </text:span><text:span text:style-name="T20"><text:tab/></text:span><text:span text:style-name="T20"><text:tab/></text:span><text:span text:style-name="T20">instruções, chamado A64. Este é um conjunto de </text:span><text:span text:style-name="T20"><text:tab/></text:span><text:span text:style-name="T20"><text:tab/></text:span><text:span text:style-name="T20"><text:tab/></text:span><text:span text:style-name="T20">instruções de comprimento fixo que usa a codificação de </text:span><text:span text:style-name="T20"><text:tab/></text:span><text:span text:style-name="T20">instruções de 32 bi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23"><text:span text:style-name="T16">Conjunto de Instruções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6" draw:text-style-name="P19" draw:layer="layout" svg:width="24.639cm" svg:height="15.625cm" svg:x="1.4cm" svg:y="3.193cm" presentation:class="subtitle" presentation:user-transformed="true">
          <draw:text-box>
            <text:p text:style-name="P24"><text:span text:style-name="T20"><text:tab/></text:span><text:span text:style-name="T20">AArch32 </text:span></text:p>
            <text:p text:style-name="P24"><text:span text:style-name="T20"/></text:p>
            <text:p text:style-name="P24"><text:span text:style-name="T20"><text:tab/></text:span><text:span text:style-name="T20">Estado AArch32 suporta os seguintes conjuntos de </text:span><text:span text:style-name="T20"><text:tab/></text:span><text:span text:style-name="T20"><text:tab/></text:span><text:span text:style-name="T20"><text:tab/></text:span><text:span text:style-name="T20">instruções:</text:span></text:p>
            <text:p text:style-name="P24"><text:span text:style-name="T20"/></text:p>
            <text:p text:style-name="P24"><text:span text:style-name="T20"><text:tab/></text:span><text:span text:style-name="T20"><text:tab/></text:span><text:span text:style-name="T20">A32</text:span></text:p>
            <text:p text:style-name="P24"><text:span text:style-name="T20"><text:tab/></text:span><text:span text:style-name="T20"><text:tab/></text:span><text:span text:style-name="T20">Este é um conjunto de instruções de comprimento fixo </text:span><text:span text:style-name="T20"><text:tab/></text:span><text:span text:style-name="T20"><text:tab/></text:span><text:span text:style-name="T20">que usa a codificação de instruções de 32 bits.</text:span></text:p>
            <text:p text:style-name="P24"><text:span text:style-name="T20"/></text:p>
            <text:p text:style-name="P24"><text:span text:style-name="T20"><text:tab/></text:span><text:span text:style-name="T20"><text:tab/></text:span><text:span text:style-name="T20">T32</text:span></text:p>
            <text:p text:style-name="P24"><text:span text:style-name="T20"><text:tab/></text:span><text:span text:style-name="T20"><text:tab/></text:span><text:span text:style-name="T20">Este é um conjunto de instruções de comprimento </text:span><text:span text:style-name="T20"><text:tab/></text:span><text:span text:style-name="T20"><text:tab/></text:span><text:span text:style-name="T20"><text:tab/></text:span><text:span text:style-name="T20">variável que usa ambas codificações de instruções de </text:span><text:span text:style-name="T20"><text:tab/></text:span><text:span text:style-name="T20"><text:tab/></text:span><text:span text:style-name="T20">16 e 32 bi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23"><text:span text:style-name="T16">Conjunto de Instruções ARM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6" draw:text-style-name="P19" draw:layer="layout" svg:width="24.639cm" svg:height="15.625cm" svg:x="1.4cm" svg:y="3.193cm" presentation:class="subtitle" presentation:user-transformed="true">
          <draw:text-box>
            <text:p text:style-name="P24"><text:span text:style-name="T20">Na documentação anterior, esses conjuntos de instruções foram chamados conjuntos de instruções ARM e Thumb. ARMv8 estende cada um desses conjuntos de instruções. No estado AArch32, o conjunto de instrução de estado determina o conjunto de instruções que o PE execut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e_20_nota_20_de_20_fim" style:display-name="Âncora de nota de fim" style:family="graphic">
      <style:paragraph-properties style:text-autospace="none"/>
      <style:text-properties style:text-position="18% 100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Âncora_20_de_20_nota_20_de_20_rodapé" style:display-name="Âncora de nota de rodapé" style:family="graphic">
      <style:paragraph-properties style:text-autospace="none"/>
      <style:text-properties style:text-position="18% 100%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ota_20_de_20_rodapé" style:display-name="Nota de rodapé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UnB Office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a </meta:initial-creator>
    <meta:creation-date>2014-10-19T20:30:05</meta:creation-date>
    <dc:date>2014-11-27T18:27:27</dc:date>
    <dc:creator>Danilo </dc:creator>
    <meta:editing-duration>PT1H57M30S</meta:editing-duration>
    <meta:editing-cycles>79</meta:editing-cycles>
    <meta:generator>LibreOffice/3.5$Linux_X86_64 LibreOffice_project/350m1$Build-2</meta:generator>
    <meta:document-statistic meta:object-count="132"/>
  </office:meta>
</office:document-meta>
</file>